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40pt" style:font-size-asian="40pt" style:font-size-complex="40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60pt" style:font-size-asian="60pt" style:font-size-complex="60pt"/>
    </style:style>
    <style:style style:name="P5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6" style:family="paragraph" style:parent-style-name="Standard">
      <style:paragraph-properties fo:text-align="start" style:justify-single-word="false">
        <style:tab-stops>
          <style:tab-stop style:position="2.566cm"/>
        </style:tab-stops>
      </style:paragraph-properties>
      <style:text-properties fo:font-size="15pt" style:text-underline-style="solid" style:text-underline-width="auto" style:text-underline-color="font-color" style:font-size-asian="15pt" style:font-size-complex="15pt"/>
    </style:style>
    <style:style style:name="P7" style:family="paragraph" style:parent-style-name="Standard">
      <style:paragraph-properties fo:text-align="start" style:justify-single-word="false">
        <style:tab-stops>
          <style:tab-stop style:position="2.566cm"/>
        </style:tab-stops>
      </style:paragraph-properties>
      <style:text-properties fo:font-size="15pt" style:text-underline-style="none" style:font-size-asian="15pt" style:font-size-complex="15pt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 style:list-style-name="L6"/>
    <style:style style:name="P18" style:family="paragraph" style:parent-style-name="Text_20_body" style:list-style-name="L7"/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10"/>
    <style:style style:name="P22" style:family="paragraph" style:parent-style-name="Text_20_body" style:list-style-name="L11"/>
    <style:style style:name="P23" style:family="paragraph" style:parent-style-name="Text_20_body" style:list-style-name="L12"/>
    <style:style style:name="P24" style:family="paragraph" style:parent-style-name="Text_20_body" style:list-style-name="L13"/>
    <style:style style:name="P25" style:family="paragraph" style:parent-style-name="Text_20_body" style:list-style-name="L14"/>
    <style:style style:name="T1" style:family="text">
      <style:text-properties style:text-underline-style="solid" style:text-underline-width="auto" style:text-underline-color="font-color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auftrag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utoPSI</text:p>
      <text:p text:style-name="P5">former called myTuwis</text:p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1">Gruppe 48:</text:span> Feledi, Firato, Mildner, Zapotocky</text:p>
      <text:h text:style-name="P8" text:outline-level="1">Inhalt</text:h>
      <text:table-of-content text:style-name="Sect1" text:protected="true" text:name="Inhaltsverzeichnis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9">Inhalt<text:tab/>2</text:p>
          <text:p text:style-name="P9">Einleitung und Projektbeschreibung<text:tab/>3</text:p>
          <text:p text:style-name="P9">Rahmenbedingungen<text:tab/>3</text:p>
          <text:p text:style-name="P9">Projektziele<text:tab/>3</text:p>
          <text:p text:style-name="P9">Anforderungen an autoPSI<text:tab/>3</text:p>
          <text:p text:style-name="P10">unbedingt zu erfüllende Anforderungen<text:tab/>3</text:p>
          <text:p text:style-name="P10">wenn möglich zu erfüllende Anforderungen<text:tab/>3</text:p>
          <text:p text:style-name="P9">Projektabgrenzung<text:tab/>4</text:p>
          <text:p text:style-name="P9">Ressourcen<text:tab/>4</text:p>
          <text:p text:style-name="P10">Verfügbare Personen<text:tab/>4</text:p>
          <text:p text:style-name="P10">Finanzielle Resourcen<text:tab/>4</text:p>
          <text:p text:style-name="P10">Sonstige Ressourcen<text:tab/>4</text:p>
          <text:p text:style-name="P11">Hardware<text:tab/>4</text:p>
          <text:p text:style-name="P11">Softwaretool<text:tab/>4</text:p>
          <text:p text:style-name="P11">Sonstiges<text:tab/>5</text:p>
          <text:p text:style-name="P9">Projektorganisation<text:tab/>5</text:p>
          <text:p text:style-name="P10">Rollenverteilung<text:tab/>5</text:p>
          <text:p text:style-name="P10">Zeitplan<text:tab/>5</text:p>
          <text:p text:style-name="P9">Risikoabschätzung<text:tab/>5</text:p>
        </text:index-body>
      </text:table-of-content>
      <text:p text:style-name="P12"/>
      <text:h text:style-name="P8" text:outline-level="1">Einleitung und Projektbeschreibung</text:h>
      <text:p text:style-name="Text_20_body">autoPSI (PSI steht für PersonalStudentInformation) ist ein Projekt, welches im Rahmen der Übung Software Engineering 1 an der TU Wien entstehen soll. Das Hauptziel des Projektes ist die Entwicklung einer Applikation, die es Studenten aller Fakultäten ermöglichen soll, universitäre Daten und Termine zu organisieren. </text:p>
      <text:h text:style-name="Heading_20_1" text:outline-level="1">Rahmenbedingungen</text:h>
      <text:list text:style-name="L2">
        <text:list-item>
          <text:p text:style-name="P13">autoPSI soll in Java programmiert werden</text:p>
        </text:list-item>
        <text:list-item>
          <text:p text:style-name="P13">Als Datenbank soll hsqlDB zum Einsatz kommen</text:p>
        </text:list-item>
      </text:list>
      <text:h text:style-name="Heading_20_1" text:outline-level="1">Projektziele</text:h>
      <text:list text:style-name="L3">
        <text:list-item>
          <text:p text:style-name="P14">Entwicklung einer lauffähigen Java-Anwendung</text:p>
        </text:list-item>
        <text:list-item>
          <text:p text:style-name="P14">Keine Überziehung des Zeitrahmens</text:p>
        </text:list-item>
        <text:list-item>
          <text:p text:style-name="P14">Erfüllung der unbedingt zu erfüllenden Anforderungen und möglichst auch Erfüllung der optionalen Anforderungen</text:p>
        </text:list-item>
        <text:list-item>
          <text:p text:style-name="P14">Erstellung einer Anwenderdokumentation</text:p>
        </text:list-item>
        <text:list-item>
          <text:p text:style-name="P14">Erstellung einer Programmiererdokumentation inklusive eventuell im Rahmen des Projekts entwickelter APIs</text:p>
        </text:list-item>
      </text:list>
      <text:h text:style-name="Heading_20_1" text:outline-level="1">Anforderungen an autoPSI</text:h>
      <text:h text:style-name="Heading_20_2" text:outline-level="2">unbedingt zu erfüllende Anforderungen</text:h>
      <text:list text:style-name="L4">
        <text:list-item>
          <text:p text:style-name="P15">Intuitiv bedienbar, da nicht nur Informatikstudenten autoPSI verwenden werden</text:p>
        </text:list-item>
        <text:list-item>
          <text:p text:style-name="P15">die Applikation soll plattformübergreifend benutzbar sein</text:p>
        </text:list-item>
        <text:list-item>
          <text:p text:style-name="P15">es soll mindestens möglich sein, folgende Aufgaben zu erledigen: </text:p>
          <text:list>
            <text:list-item>
              <text:p text:style-name="P15">Lvas zu verwalten</text:p>
            </text:list-item>
            <text:list-item>
              <text:p text:style-name="P15">Termine universitärer und privater Natur zu organisieren</text:p>
            </text:list-item>
            <text:list-item>
              <text:p text:style-name="P15">sich an Termine erinnern zu lassen</text:p>
            </text:list-item>
            <text:list-item>
              <text:p text:style-name="P15">Kontaktdaten zu verwalten</text:p>
            </text:list-item>
            <text:list-item>
              <text:p text:style-name="P15">Prüfungsdaten (abgelegter sowie noch zu absolvierender Prüfungen) zu verwalten</text:p>
            </text:list-item>
            <text:list-item>
              <text:p text:style-name="P15">Lehrmittel (wie Bücher usw.) zu verwalten</text:p>
            </text:list-item>
          </text:list>
        </text:list-item>
      </text:list>
      <text:h text:style-name="Heading_20_2" text:outline-level="2">wenn möglich zu erfüllende Anforderungen</text:h>
      <text:list text:style-name="L5">
        <text:list-item>
          <text:p text:style-name="P16">autoPSI soll als Hintergrundprozess gestartet werden können, damit man es jederzeit benutzen kann und vor allem auch damit es an anstehende Termine erinnern kann (evtl. Server und Client?!)</text:p>
        </text:list-item>
        <text:list-item>
          <text:p text:style-name="P16">es soll eventuell möglich sein, folgende Aufgaben zu erledigen:</text:p>
          <text:list>
            <text:list-item>
              <text:p text:style-name="P16">Informationen miteinander zu verknüpfen (z.B. Kontaktdaten mit Terminen oder Lvas)</text:p>
            </text:list-item>
          </text:list>
        </text:list-item>
      </text:list>
      <text:h text:style-name="Heading_20_1" text:outline-level="1">Projektabgrenzung</text:h>
      <text:list text:style-name="L6">
        <text:list-item>
          <text:p text:style-name="P17">autoPSI soll kein allgemeiner PersonalInformationManager sein, sondern ein speziell auf Studenten abgestimmt</text:p>
        </text:list-item>
        <text:list-item>
          <text:p text:style-name="P17">eine weitere Betreuung des Projektes nach Fertigstellung der ersten Version ist möglich, aber nicht sicher; das Projekt wird der OpenSource-Gemeine übergeben</text:p>
        </text:list-item>
        <text:list-item>
          <text:p text:style-name="P17">Es sollen möglichst keine finanziellen Mittel zum Einsatz kommen (exklusive Kleinigkeiten). Die Entwicklung soll mit vorhandener Hardware und OpenSource-Softwaretools erfolgen</text:p>
        </text:list-item>
      </text:list>
      <text:p text:style-name="Text_20_body"/>
      <text:h text:style-name="Heading_20_1" text:outline-level="1">Ressourcen</text:h>
      <text:h text:style-name="Heading_20_2" text:outline-level="2">Verfügbare Personen</text:h>
      <text:p text:style-name="Text_20_body">Folgende Personen sind verfügbar:</text:p>
      <text:list text:style-name="L7">
        <text:list-item>
          <text:p text:style-name="P18">Daniel Feledi</text:p>
        </text:list-item>
        <text:list-item>
          <text:p text:style-name="P18">Alpay Firato</text:p>
        </text:list-item>
        <text:list-item>
          <text:p text:style-name="P18">Rudolf Mildner</text:p>
        </text:list-item>
        <text:list-item>
          <text:p text:style-name="P18">Stephan Zapotocky</text:p>
        </text:list-item>
        <text:list-item>
          <text:p text:style-name="P18">Eventuell weitere Tester aus dem Bekanntenkreis</text:p>
        </text:list-item>
      </text:list>
      <text:h text:style-name="Heading_20_2" text:outline-level="2">Finanzielle Resourcen</text:h>
      <text:p text:style-name="Text_20_body">Da wir arme Studenten sind, stehen uns nur äußerst begrenzte finanzielle Mittel zur Verfügung. Da im Prinzip alles notwendige vorhanden ist, sollte das kein größeres Problem darstellen. </text:p>
      <text:h text:style-name="Heading_20_2" text:outline-level="2">Sonstige Ressourcen</text:h>
      <text:h text:style-name="Heading_20_3" text:outline-level="3">Hardware</text:h>
      <text:list text:style-name="L8">
        <text:list-item>
          <text:p text:style-name="P19">2 Notebooks</text:p>
        </text:list-item>
        <text:list-item>
          <text:p text:style-name="P19">4 Computer (?)</text:p>
        </text:list-item>
      </text:list>
      <text:h text:style-name="Heading_20_3" text:outline-level="3">Softwaretool</text:h>
      <text:list text:style-name="L9">
        <text:list-item>
          <text:p text:style-name="P20">Eclipse IDE</text:p>
        </text:list-item>
        <text:list-item>
          <text:p text:style-name="P20">Ants</text:p>
        </text:list-item>
        <text:list-item>
          <text:p text:style-name="P20">OpenOffice</text:p>
        </text:list-item>
        <text:list-item>
          <text:p text:style-name="P20">Microsoft Office (verschiedene Versionen?!)</text:p>
        </text:list-item>
        <text:list-item>
          <text:p text:style-name="P20">WinXp, evtl. auch Windows Vista und andere Versionen</text:p>
        </text:list-item>
        <text:list-item>
          <text:p text:style-name="P20">Linux (Debian, ?)</text:p>
        </text:list-item>
      </text:list>
      <text:h text:style-name="Heading_20_3" text:outline-level="3">Sonstiges</text:h>
      <text:list text:style-name="L10">
        <text:list-item>
          <text:p text:style-name="P21">(Eventuell) Sourceforge-Projekt inklusive SVN</text:p>
        </text:list-item>
      </text:list>
      <text:h text:style-name="Heading_20_1" text:outline-level="1">Projektorganisation</text:h>
      <text:h text:style-name="Heading_20_2" text:outline-level="2">Rollenverteilung</text:h>
      <text:p text:style-name="Text_20_body">Folgende Rollen stehen derzeit fest:</text:p>
      <text:list text:style-name="L11">
        <text:list-item>
          <text:p text:style-name="P22">Daniel Feledi: Dokumentationsverantwortlicher</text:p>
        </text:list-item>
        <text:list-item>
          <text:p text:style-name="P22">Alpay Firato: Testkoordinator</text:p>
        </text:list-item>
        <text:list-item>
          <text:p text:style-name="P22">Rudolf Mildner: Projektleiter</text:p>
        </text:list-item>
        <text:list-item>
          <text:p text:style-name="P22">Stephan Zapotocky: Technischer Leiter</text:p>
        </text:list-item>
      </text:list>
      <text:p text:style-name="Text_20_body">Bisher noch unbesetzte Rollen:</text:p>
      <text:list text:style-name="L12">
        <text:list-item>
          <text:p text:style-name="P23">Risikobeauftragter</text:p>
        </text:list-item>
      </text:list>
      <text:h text:style-name="Heading_20_2" text:outline-level="2">Zeitplan</text:h>
      <text:p text:style-name="Text_20_body">Wichtige Termine:</text:p>
      <text:list text:style-name="L13">
        <text:list-item>
          <text:p text:style-name="P24">KickOff-Sitzung am </text:p>
        </text:list-item>
        <text:list-item>
          <text:p text:style-name="P24">MR1 ( ) am </text:p>
        </text:list-item>
        <text:list-item>
          <text:p text:style-name="P24">IR1 ( ) am </text:p>
        </text:list-item>
        <text:list-item>
          <text:p text:style-name="P24">IR2 ( ) am </text:p>
        </text:list-item>
        <text:list-item>
          <text:p text:style-name="P24">IR 3 ( ) am </text:p>
        </text:list-item>
      </text:list>
      <text:p text:style-name="Text_20_body"/>
      <text:h text:style-name="Heading_20_1" text:outline-level="1">Risikoabschätzung</text:h>
      <text:p text:style-name="Text_20_body">Derzeit absehbare Risiken sind recht allgemeiner Natur, da sich das Projekt erst in der Planungsphase befindet. </text:p>
      <text:p text:style-name="Text_20_body">Diese Risiken umfassen: </text:p>
      <text:list text:style-name="L14">
        <text:list-item>
          <text:p text:style-name="P25">Ausfall eines Teammitglieds</text:p>
        </text:list-item>
        <text:list-item>
          <text:p text:style-name="P25">Datenverlust</text:p>
        </text:list-item>
        <text:list-item>
          <text:p text:style-name="P25">Das Produkt kann nicht bis zum vorgesehenen Termin fertiggestellt werd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header>
        <text:p text:style-name="P1">autoPSI::Projektauftrag, <text:date style:data-style-name="N37" text:date-value="2006-04-18T09:42:07.16" text:fixed="true">18.04.06</text:date></text:p>
      </style:header>
      <style:footer>
        <text:p text:style-name="P2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990</meta:generator>
    <meta:initial-creator>Rudolf Mildner</meta:initial-creator>
    <meta:creation-date>2006-04-18T09:38:49</meta:creation-date>
    <dc:date>2006-05-24T20:09:30</dc:date>
    <dc:language>de-AT</dc:language>
    <meta:editing-cycles>153</meta:editing-cycles>
    <meta:editing-duration>PT1H32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101" meta:word-count="493" meta:character-count="3877"/>
  </office:meta>
</office:document-meta>
</file>